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09.26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56.1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32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67" style:family="table-cell" style:parent-style-name="Default" style:data-style-name="N124">
      <style:text-properties fo:font-weight="bold" style:font-weight-asian="bold" style:font-weight-complex="bold"/>
    </style:style>
    <style:style style:name="ce6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Sheet10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Transit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</text:p>
          </table:table-cell>
        </table:table-row>
        <table:table-row table:style-name="ro1">
          <table:table-cell office:value-type="string" calcext:value-type="string">
            <text:p>Santa Clara – Gonzales (Starbucks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851 East Fifth Street, Suite E, Gonzales, CA 93926</text:p>
          </table:table-cell>
          <table:table-cell office:value-type="string" calcext:value-type="string">
            <text:p>Starbucks E Fifth Gonzales</text:p>
          </table:table-cell>
          <table:table-cell/>
        </table:table-row>
        <table:table-row table:style-name="ro1">
          <table:table-cell office:value-type="string" calcext:value-type="string">
            <text:p>Gonazles – Paso Robles (Red Scooter Deli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Depart 11:20 AM Arrive by 12:5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1102 Pine St, Paso Robles, CA 93446</text:p>
          </table:table-cell>
          <table:table-cell office:value-type="string" calcext:value-type="string">
            <text:p>Red Scooter Deli</text:p>
          </table:table-cell>
          <table:table-cell/>
        </table:table-row>
        <table:table-row table:style-name="ro1">
          <table:table-cell office:value-type="string" calcext:value-type="string">
            <text:p>Paso Robles <text:s/>- Blackwells Corner (Texaco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Depart 2:20 PM Arrive by 3:2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-46 E</text:p>
          </table:table-cell>
          <table:table-cell office:value-type="string" calcext:value-type="string">
            <text:p>17191 CA-46, Lost Hills, CA 93249</text:p>
          </table:table-cell>
          <table:table-cell office:value-type="string" calcext:value-type="string">
            <text:p>Texaco Blackwell’s Corner</text:p>
          </table:table-cell>
          <table:table-cell/>
        </table:table-row>
        <table:table-row table:style-name="ro1">
          <table:table-cell office:value-type="string" calcext:value-type="string">
            <text:p>Blackwells Corner – Bakersfield (TownePlace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50 min</text:p>
          </table:table-cell>
          <table:table-cell office:value-type="float" office:value="53" calcext:value-type="float">
            <text:p>53.0</text:p>
          </table:table-cell>
          <table:table-cell office:value-type="string" calcext:value-type="string">
            <text:p>Depart 3:55 PM Arrive by 5:05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A-46 E, I-5 S, Stockdale Hwy E</text:p>
          </table:table-cell>
          <table:table-cell office:value-type="string" calcext:value-type="string">
            <text:p>8300 Granite Falls Dr, Bakersfield, CA 93312</text:p>
          </table:table-cell>
          <table:table-cell office:value-type="string" calcext:value-type="string">
            <text:p>TownePlace Suites Bakersfield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:.D5])" office:value-type="float" office:value="270.7" calcext:value-type="float">
            <text:p>270.7</text:p>
          </table:table-cell>
          <table:table-cell/>
          <table:table-cell table:style-name="ce1" table:formula="of:=SUM([.F2:.F5])"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akersfield – California City (McDonald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h 10 min</text:p>
          </table:table-cell>
          <table:table-cell office:value-type="float" office:value="74.1" calcext:value-type="float">
            <text:p>74.1</text:p>
          </table:table-cell>
          <table:table-cell office:value-type="string" calcext:value-type="string">
            <text:p>Depart 9 AM Arrive by 10:40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9628 California City Blvd, California City, CA 93505</text:p>
          </table:table-cell>
          <table:table-cell office:value-type="string" calcext:value-type="string">
            <text:p>McDonalds California City</text:p>
          </table:table-cell>
          <table:table-cell/>
        </table:table-row>
        <table:table-row table:style-name="ro1">
          <table:table-cell office:value-type="string" calcext:value-type="string">
            <text:p>California City – Barstow (Jenny’s Grill)</text:p>
          </table:table-cell>
          <table:table-cell office:value-type="string" calcext:value-type="string">
            <text:p>1 h 20 min max</text:p>
          </table:table-cell>
          <table:table-cell office:value-type="string" calcext:value-type="string">
            <text:p>1 h 5 min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Depart 11:10 AM Arrive by 12:30 P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1231 E Main St Barstow, CA 92311</text:p>
          </table:table-cell>
          <table:table-cell office:value-type="string" calcext:value-type="string">
            <text:p>Jenny’s Grill – Steak &amp; Mariscos</text:p>
          </table:table-cell>
          <table:table-cell/>
        </table:table-row>
        <table:table-row table:style-name="ro1">
          <table:table-cell office:value-type="string" calcext:value-type="string">
            <text:p>Barstow – Essex Rest Area Eastbound</text:p>
          </table:table-cell>
          <table:table-cell office:value-type="string" calcext:value-type="string">
            <text:p>2 h</text:p>
          </table:table-cell>
          <table:table-cell office:value-type="string" calcext:value-type="string">
            <text:p>1 h 40 min</text:p>
          </table:table-cell>
          <table:table-cell office:value-type="float" office:value="106" calcext:value-type="float">
            <text:p>106.0</text:p>
          </table:table-cell>
          <table:table-cell office:value-type="string" calcext:value-type="string">
            <text:p>Depart 2:00 PM Arrive by 4:0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Blue Star Memorial Highway, Essex, CA 92332</text:p>
          </table:table-cell>
          <table:table-cell office:value-type="string" calcext:value-type="string">
            <text:p>Essex Rest Area EB</text:p>
          </table:table-cell>
          <table:table-cell/>
        </table:table-row>
        <table:table-row table:style-name="ro1">
          <table:table-cell office:value-type="string" calcext:value-type="string">
            <text:p>Essex – Kingman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30 min</text:p>
          </table:table-cell>
          <table:table-cell office:value-type="float" office:value="101" calcext:value-type="float">
            <text:p>101.0</text:p>
          </table:table-cell>
          <table:table-cell office:value-type="string" calcext:value-type="string">
            <text:p>Depart 4:30 PM Arrive by 6:2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1791 Sycamore Ave, Kingman, AZ 86409</text:p>
          </table:table-cell>
          <table:table-cell office:value-type="string" calcext:value-type="string">
            <text:p>Hampton Inn &amp; Suites Kingman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8:.D11])" office:value-type="float" office:value="347.7" calcext:value-type="float">
            <text:p>347.7</text:p>
          </table:table-cell>
          <table:table-cell/>
          <table:table-cell table:style-name="ce1" table:formula="of:=SUM([.F8:.F11])"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asa Grande (Fry’s Marketplace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76.9" calcext:value-type="float">
            <text:p>76.9</text:p>
          </table:table-cell>
          <table:table-cell office:value-type="string" calcext:value-type="string">
            <text:p>Depart 1:55 PM Arrive by 3:45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Z-303 S, I-10 W, AZ-387 S</text:p>
          </table:table-cell>
          <table:table-cell office:value-type="string" calcext:value-type="string">
            <text:p>2858 N Pinal Ave, Casa Grande, AZ 85122</text:p>
          </table:table-cell>
          <table:table-cell office:value-type="string" calcext:value-type="string">
            <text:p>Starbucks at Fry’s Marketplace Casa Grande</text:p>
          </table:table-cell>
          <table:table-cell/>
        </table:table-row>
        <table:table-row table:style-name="ro1">
          <table:table-cell office:value-type="string" calcext:value-type="string">
            <text:p>Casa Grande – Tucson (Embassy Suite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5 min</text:p>
          </table:table-cell>
          <table:table-cell office:value-type="float" office:value="70.1" calcext:value-type="float">
            <text:p>70.1</text:p>
          </table:table-cell>
          <table:table-cell office:value-type="string" calcext:value-type="string">
            <text:p>Depart 4:15 PM Arrive by 5:55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Orange Grove Rd E</text:p>
          </table:table-cell>
          <table:table-cell office:value-type="string" calcext:value-type="string">
            <text:p>3110 E Skyline Dr, Tucson, AZ 85718</text:p>
          </table:table-cell>
          <table:table-cell office:value-type="string" calcext:value-type="string">
            <text:p>Embassy Suites by Hilton Tucson Paloma Village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14:.D17])" office:value-type="float" office:value="306.8" calcext:value-type="float">
            <text:p>306.8</text:p>
          </table:table-cell>
          <table:table-cell/>
          <table:table-cell table:style-name="ce1" table:formula="of:=SUM([.F14:.F17])"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5 min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Swan Rd 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’s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Deming</text:p>
          </table:table-cell>
          <table:table-cell/>
        </table:table-row>
        <table:table-row table:style-name="ro1">
          <table:table-cell office:value-type="string" calcext:value-type="string">
            <text:p>Deming – El Paso North (Holiday Inn Expres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15 min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Depart 4:50 PM Arrive by 6:3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7935 Artcraft Rd, El Paso, TX 79912</text:p>
          </table:table-cell>
          <table:table-cell office:value-type="string" calcext:value-type="string">
            <text:p>Holiday Inn Express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0:.D23])" office:value-type="float" office:value="314.2" calcext:value-type="float">
            <text:p>314.2</text:p>
          </table:table-cell>
          <table:table-cell/>
          <table:table-cell table:style-name="ce1" table:formula="of:=SUM([.F20:.F23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5">
          <table:table-cell office:value-type="string" calcext:value-type="string">
            <text:p>El Paso –  US Customs &amp; Border Protection Sierra Blanca</text:p>
            <text:p>Have Passports, Birth Certificate/License and Registration</text:p>
            <text:p>Ready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Have Passport/License &amp; Registration Ready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10 min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epart 11:00 AM Arrive by 11:1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40 AM Arrive by 1:2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Fort Stockton (Walmart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19" calcext:value-type="float">
            <text:p>119.0</text:p>
          </table:table-cell>
          <table:table-cell office:value-type="string" calcext:value-type="string">
            <text:p>Depart 2:40 PM Arrive by 4:4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610 W Dickinson Blvd, Fort Stockton, TX 79735</text:p>
          </table:table-cell>
          <table:table-cell office:value-type="string" calcext:value-type="string">
            <text:p>Walmart Supercenter Fort Stockton</text:p>
          </table:table-cell>
          <table:table-cell/>
        </table:table-row>
        <table:table-row table:style-name="ro1">
          <table:table-cell office:value-type="string" calcext:value-type="string">
            <text:p>Fort Stockton – Ozona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109" calcext:value-type="float">
            <text:p>109.0</text:p>
          </table:table-cell>
          <table:table-cell office:value-type="string" calcext:value-type="string">
            <text:p>Depart 5:10 PM Arrive by 7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816 14th St, Ozona, TX 76943</text:p>
          </table:table-cell>
          <table:table-cell office:value-type="string" calcext:value-type="string">
            <text:p>Hampton Inn Ozona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6:.D30])" office:value-type="float" office:value="362.4" calcext:value-type="float">
            <text:p>362.4</text:p>
          </table:table-cell>
          <table:table-cell/>
          <table:table-cell table:style-name="ce1" table:formula="of:=SUM([.F26:.F3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zona – Junction (McDonald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416 N Main St, Junction, TX 76849</text:p>
          </table:table-cell>
          <table:table-cell office:value-type="string" calcext:value-type="string">
            <text:p>McDonalds Junction</text:p>
          </table:table-cell>
          <table:table-cell/>
        </table:table-row>
        <table:table-row table:style-name="ro1">
          <table:table-cell office:value-type="string" calcext:value-type="string">
            <text:p>Junction – Fredericksburg (Nury’s Restaurant)</text:p>
          </table:table-cell>
          <table:table-cell office:value-type="string" calcext:value-type="string">
            <text:p>1 h 15 min max</text:p>
          </table:table-cell>
          <table:table-cell office:value-type="string" calcext:value-type="string">
            <text:p>55 min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Depart 11:00 AM Arrive by 12:15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, US-290 E</text:p>
          </table:table-cell>
          <table:table-cell office:value-type="string" calcext:value-type="string">
            <text:p>714 S Washington St, Fredericksburg, TX 78624</text:p>
          </table:table-cell>
          <table:table-cell office:value-type="string" calcext:value-type="string">
            <text:p>Nury’s Restaurant International Cuisine</text:p>
          </table:table-cell>
          <table:table-cell/>
        </table:table-row>
        <table:table-row table:style-name="ro1">
          <table:table-cell office:value-type="string" calcext:value-type="string">
            <text:p>Fredericksburg – Johnson City (Lowe’s Market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table:style-name="Default" office:value-type="float" office:value="30.8" calcext:value-type="float">
            <text:p>30.8</text:p>
          </table:table-cell>
          <table:table-cell office:value-type="string" calcext:value-type="string">
            <text:p>Depart 1:45 PM Arrive by 2:25 P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S-290 E</text:p>
          </table:table-cell>
          <table:table-cell office:value-type="string" calcext:value-type="string">
            <text:p>405 US-281, Johnson City, TX 78636</text:p>
          </table:table-cell>
          <table:table-cell office:value-type="string" calcext:value-type="string">
            <text:p>Lowe’s Market Johnson City</text:p>
          </table:table-cell>
          <table:table-cell/>
        </table:table-row>
        <table:table-row table:style-name="ro1">
          <table:table-cell table:style-name="ce66" office:value-type="string" calcext:value-type="string">
            <text:p>Johnson City <text:s/>– Cedar Park (Candlewood Suites)</text:p>
          </table:table-cell>
          <table:table-cell office:value-type="string" calcext:value-type="string">
            <text:p>2 h 30 min</text:p>
          </table:table-cell>
          <table:table-cell office:value-type="string" calcext:value-type="string">
            <text:p>1 h 5 min</text:p>
          </table:table-cell>
          <table:table-cell table:style-name="Default" office:value-type="float" office:value="65.1" calcext:value-type="float">
            <text:p>65.1</text:p>
          </table:table-cell>
          <table:table-cell office:value-type="string" calcext:value-type="string">
            <text:p>Depart 2:55 PM Arrive by 5:25 P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-290 E, TX-1 N, US-183 N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ce1" table:formula="of:=SUM([.D33:.D36])" office:value-type="float" office:value="250" calcext:value-type="float">
            <text:p>250</text:p>
          </table:table-cell>
          <table:table-cell/>
          <table:table-cell table:style-name="ce1" table:formula="of:=SUM([.F33:.F36])"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1">
          <table:table-cell table:number-columns-repeated="3"/>
          <table:table-cell table:style-name="ce68" table:formula="of:=SUM([.D6];[.D12];[.D18];[.D24];[.D31];[.D37])" office:value-type="float" office:value="1851.8" calcext:value-type="float">
            <text:p>1851.8</text:p>
          </table:table-cell>
          <table:table-cell table:style-name="ce1" office:value-type="string" calcext:value-type="string">
            <text:p>Estimated Fuel Cost $275 to $37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3T01:59:53.186459938</dc:date>
    <meta:editing-duration>P22DT20M44S</meta:editing-duration>
    <meta:editing-cycles>380</meta:editing-cycles>
    <meta:generator>LibreOffice/5.1.6.2$Linux_X86_64 LibreOffice_project/10m0$Build-2</meta:generator>
    <meta:document-statistic meta:table-count="10" meta:cell-count="5236" meta:object-count="0"/>
  </office:meta>
</office:document-meta>
</file>